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00000006005CCF2AC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89cm" svg:height="15.216cm" svg:x="0.635cm" svg:y="6.346cm">
          <draw:image xlink:href="Pictures/1000000000000800000006005CCF2AC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5-06-20T19:49:42</meta:creation-date>
    <dc:date>2005-06-20T19:49:52</dc:date>
    <dc:language>en-US</dc:language>
    <meta:editing-cycles>1</meta:editing-cycles>
    <meta:editing-duration>PT0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